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officeooo:rsid="001eee06" officeooo:paragraph-rsid="001eee06"/>
    </style:style>
    <style:style style:name="P2" style:family="paragraph" style:parent-style-name="Standard">
      <style:text-properties officeooo:rsid="001d84cc" officeooo:paragraph-rsid="001d84cc"/>
    </style:style>
    <style:style style:name="P3" style:family="paragraph" style:parent-style-name="Standard">
      <style:text-properties officeooo:rsid="00212eb4" officeooo:paragraph-rsid="00212eb4"/>
    </style:style>
    <style:style style:name="T1" style:family="text">
      <style:text-properties style:text-position="super 58%"/>
    </style:style>
    <style:style style:name="T2" style:family="text">
      <style:text-properties officeooo:rsid="0020c1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ktor lives in a far and cold country named Krakovia that is passing by difficult times. Viktor works</text:p>
      <text:p text:style-name="P3">in a factory and after a work day he often goes with some friends to a bar to drink some beers and to</text:p>
      <text:p text:style-name="P3">dream with better times.</text:p>
      <text:p text:style-name="P3">Due to some economical problems the inflation is very high in Krakovia and a beer costs about</text:p>
      <text:p text:style-name="P3">5,400,000,000 Krakovian dollars. Because this, is hard to check the value of the bill and to divide its</text:p>
      <text:p text:style-name="P3">value equally by Viktor and his friends. As you have a good heart you have decided to help them to</text:p>
      <text:p text:style-name="P3">solve this problem.</text:p>
      <text:p text:style-name="P3">Input</text:p>
      <text:p text:style-name="P3">There will be several test cases, each test case stats with two numbers 1 ≤ N ≤ 1000 that is the number</text:p>
      <text:p text:style-name="P3">of itens in the bill and 1 ≤ F ≤ 20 that represents how many friends are in the bar and should pay</text:p>
      <text:p text:style-name="P3">the bill. Then there will be N lines, each line represents the value of a item. The value of a item is</text:p>
      <text:p text:style-name="P3">indicated by an integer 1 ≤ V ≤ 10 20 . Input is terminated by a bill where N = F = 0.</text:p>
      <text:p text:style-name="P3">Output</text:p>
      <text:p text:style-name="P3">For each test case you should print the message: ‘Bill #N costs S: each friend should pay P ’,</text:p>
      <text:p text:style-name="P3">where N represents the number of the bill, starting from 1; S indicates the sum of the itens of the bill;</text:p>
      <text:p text:style-name="P3">and P is how much money each friend should pay, you should calculte this value by dividing the total</text:p>
      <text:p text:style-name="P3">value of the bill by the number of friends in the bar, if the result is not an integer value just print the</text:p>
      <text:p text:style-name="P3">integer part of the number, see the sample input/output. After each test case, you should print a blank</text:p>
      <text:p text:style-name="P3">line.</text:p>
      <text:p text:style-name="P3">Sample Input</text:p>
      <text:p text:style-name="P3">3 3</text:p>
      <text:p text:style-name="P3">5400000000</text:p>
      <text:p text:style-name="P3">5400000000</text:p>
      <text:p text:style-name="P3">5400000000</text:p>
      <text:p text:style-name="P3">3 2</text:p>
      <text:p text:style-name="P3">5400000000</text:p>
      <text:p text:style-name="P3">5400000000</text:p>
      <text:p text:style-name="P3">9000000001</text:p>
      <text:p text:style-name="P3">0 0</text:p>
      <text:p text:style-name="P3">Sample Output</text:p>
      <text:p text:style-name="P3">Bill #1 costs 16200000000: each friend should pay 5400000000</text:p>
      <text:p text:style-name="P3">Bill #2 costs 19800000001: each friend should pay 9900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3pt" fo:language="vi" fo:country="V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3pt" fo:language="vi" fo:country="V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6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3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ường NGUYỄN</meta:initial-creator>
    <meta:creation-date>2014-10-10T08:49:49.197081430</meta:creation-date>
    <meta:generator>LibreOffice/5.1.6.2$Linux_X86_64 LibreOffice_project/10m0$Build-2</meta:generator>
    <dc:date>2017-07-06T21:43:59.915959494</dc:date>
    <meta:editing-duration>PT9M32S</meta:editing-duration>
    <meta:editing-cycles>3</meta:editing-cycles>
    <meta:document-statistic meta:table-count="0" meta:image-count="0" meta:object-count="0" meta:page-count="1" meta:paragraph-count="32" meta:word-count="330" meta:character-count="1668" meta:non-whitespace-character-count="1370"/>
  </office:meta>
</office:document-meta>
</file>